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8.0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7.695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3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2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/>
          <table:table-cell table:style-name="ce14" office:value-type="string" calcext:value-type="string">
            <text:p>Clear entire scre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Math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Array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prite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x, frame_i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x, frame_i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x, frame_i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the working tile in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Load the working tile from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ound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/>
          <table:table-cell table:style-name="ce14" office:value-type="string" calcext:value-type="string">
            <text:p>Embed arbitrary data into the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/>
          <table:table-cell table:style-name="ce14" office:value-type="string" calcext:value-type="string">
            <text:p>Trigger a breakpoint (for internal usage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/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 (only valid in main.ptm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5" table:number-rows-repeated="10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version 0.1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6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Math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Array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ound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7T14:59:42.321000000</dc:date>
    <meta:editing-duration>P1DT3H57M27S</meta:editing-duration>
    <meta:editing-cycles>47</meta:editing-cycles>
    <meta:generator>LibreOffice/7.5.2.2$Windows_X86_64 LibreOffice_project/53bb9681a964705cf672590721dbc85eb4d0c3a2</meta:generator>
    <meta:document-statistic meta:table-count="2" meta:cell-count="455" meta:object-count="0"/>
  </office:meta>
</office:document-meta>
</file>